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ba5a2" officeooo:paragraph-rsid="000ba5a2"/>
    </style:style>
    <style:style style:name="P2" style:family="paragraph" style:parent-style-name="Text_20_body" style:list-style-name="L1">
      <style:text-properties officeooo:rsid="000d81fa" officeooo:paragraph-rsid="000d81fa"/>
    </style:style>
    <style:style style:name="P3" style:family="paragraph" style:parent-style-name="Text_20_body">
      <style:text-properties officeooo:rsid="00101dea" officeooo:paragraph-rsid="00101dea"/>
    </style:style>
    <style:style style:name="P4" style:family="paragraph" style:parent-style-name="Text_20_body" style:list-style-name="L2">
      <style:text-properties officeooo:rsid="001135cb" officeooo:paragraph-rsid="001135cb"/>
    </style:style>
    <style:style style:name="T1" style:family="text">
      <style:text-properties officeooo:rsid="000d81fa"/>
    </style:style>
    <style:style style:name="T2" style:family="text">
      <style:text-properties officeooo:rsid="000dfc20"/>
    </style:style>
    <style:style style:name="T3" style:family="text">
      <style:text-properties officeooo:rsid="001135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wap</text:p>
      <text:h text:style-name="Heading_20_1" text:outline-level="1">Requisitos</text:h>
      <text:list xml:id="list2365722588" text:style-name="L1">
        <text:list-item>
          <text:p text:style-name="P1">Preservar toda a funcionalidade original</text:p>
        </text:list-item>
        <text:list-item>
          <text:p text:style-name="P1">Permitir <text:span text:style-name="T1">escolher preferência de troca de turnos, incluindo trocas condicionais (só se quer mudar um turno se se conseguir trocar outro)</text:span></text:p>
        </text:list-item>
        <text:list-item>
          <text:p text:style-name="P2">Sempre que alguém manifesta a sua preferência, ver se é possível satisfazer <text:s/><text:span text:style-name="T2">essa preferência. Se for, notificar todas as partes envolvidas (notar que podem ser mais do que duas), via email</text:span></text:p>
        </text:list-item>
      </text:list>
      <text:h text:style-name="Heading_20_1" text:outline-level="1">Implementação</text:h>
      <text:h text:style-name="Heading_20_2" text:outline-level="2">Base de Dados</text:h>
      <text:p text:style-name="P3">Tabela <text:span text:style-name="T3">ExchangeRequestItems:</text:span></text:p>
      <text:list xml:id="list2490602924" text:style-name="L2">
        <text:list-item>
          <text:p text:style-name="P4">Id: int primary key not nul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0:16:58.537205816</meta:creation-date>
    <dc:date>2021-11-19T15:36:09.682930010</dc:date>
    <meta:editing-duration>PT59M16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9" meta:word-count="75" meta:character-count="465" meta:non-whitespace-character-count="402"/>
  </office:meta>
</office:document-meta>
</file>